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TokensTask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adTokensTask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adTokensTask.log( int cou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adTokensTask.ReadTokens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usableStringReader.read( char [ ]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usableStringReader.ini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usableStringReader.read( char [ ] c , int off ,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usableString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adTokensTask.doLogic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